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5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6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7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8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9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16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1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1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0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21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22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23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24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25" style:family="paragraph" style:parent-style-name="Standard">
      <style:text-properties fo:font-weight="normal" officeooo:rsid="00152836" officeooo:paragraph-rsid="00390b06" style:font-weight-asian="normal" style:font-weight-complex="normal"/>
    </style:style>
    <style:style style:name="P26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3"/>
      <text:p text:style-name="P4">All examples successfully recompiled</text:p>
      <text:p text:style-name="P4"/>
      <text:p text:style-name="P6">Example 1<text:tab/>OK</text:p>
      <text:p text:style-name="P6">Example 2<text:tab/>OK</text:p>
      <text:p text:style-name="P6">Example 3<text:tab/>OK</text:p>
      <text:p text:style-name="P7">Example <text:span text:style-name="T2">4</text:span><text:tab/>OK</text:p>
      <text:p text:style-name="P7">Example <text:span text:style-name="T2">5</text:span><text:tab/>OK</text:p>
      <text:p text:style-name="P7">Example <text:span text:style-name="T2">6</text:span><text:tab/>OK</text:p>
      <text:p text:style-name="P7">Example <text:span text:style-name="T2">7</text:span><text:tab/>OK</text:p>
      <text:p text:style-name="P7">Example <text:span text:style-name="T2">8</text:span><text:tab/>OK</text:p>
      <text:p text:style-name="P7">Example <text:span text:style-name="T2">9</text:span><text:tab/>OK</text:p>
      <text:p text:style-name="P7">Example <text:span text:style-name="T2">10</text:span><text:tab/>OK</text:p>
      <text:p text:style-name="P7">Example <text:span text:style-name="T2">11</text:span><text:tab/>OK</text:p>
      <text:p text:style-name="P7"/>
      <text:p text:style-name="P16"><text:span text:style-name="T5">Also checked:</text:span><text:tab/>Commentary <text:span text:style-name="T3">input and </text:span>readout</text:p>
      <text:p text:style-name="P16"><text:tab/><text:tab/><text:tab/>User project reset</text:p>
      <text:p text:style-name="P16"><text:tab/><text:tab/><text:tab/>Intensity control</text:p>
      <text:p text:style-name="P16"><text:tab/><text:tab/><text:tab/>Recal_328_using_crystal.ino.standard</text:p>
      <text:p text:style-name="P16"><text:tab/><text:tab/><text:tab/>cal_one_wire_comms.ino.standard</text:p>
      <text:p text:style-name="P16"/>
      <text:p text:style-name="P16">PRN_16bit_GEN(<text:span text:style-name="T4">) and bootloader\1_Random_pattern_generator</text:span></text:p>
      <text:p text:style-name="P17">both write to one of 3 pairs of EEPROM registers</text:p>
      <text:p text:style-name="P18">Press E at p/r/t/D prompt to change <text:s/>EEPROM register pair </text:p>
      <text:p text:style-name="P18"/>
      <text:p text:style-name="P2">2_Receiver_Transmitter_Basic</text:p>
      <text:p text:style-name="P18"/>
      <text:p text:style-name="P5">All examples successfully recompiled</text:p>
      <text:p text:style-name="P5"/>
      <text:p text:style-name="P8">Example 1<text:tab/>OK</text:p>
      <text:p text:style-name="P9">Example 2<text:tab/>OK</text:p>
      <text:p text:style-name="P10">Example 3<text:tab/>OK</text:p>
      <text:p text:style-name="P11">Example <text:span text:style-name="T2">4</text:span><text:tab/>OK</text:p>
      <text:p text:style-name="P12">Example <text:span text:style-name="T2">5</text:span><text:tab/>OK</text:p>
      <text:p text:style-name="P13">Example <text:span text:style-name="T2">6</text:span><text:tab/>OK</text:p>
      <text:p text:style-name="P14">Example <text:span text:style-name="T2">7</text:span><text:tab/>OK</text:p>
      <text:p text:style-name="P15">Example <text:span text:style-name="T2">8</text:span><text:tab/>OK</text:p>
      <text:p text:style-name="P19">Example <text:span text:style-name="T2">9</text:span><text:tab/>OK</text:p>
      <text:p text:style-name="P19"/>
      <text:p text:style-name="P19"/>
      <text:p text:style-name="P26">3_Interrupts_and_switches</text:p>
      <text:p text:style-name="P19"/>
      <text:p text:style-name="P20">3A_UART_timer_interrupts<text:tab/><text:tab/><text:span text:style-name="T6">Recompiled</text:span></text:p>
      <text:p text:style-name="P21">3B_Pin_Change_Interrupt<text:tab/><text:tab/><text:span text:style-name="T6">Recompiled</text:span></text:p>
      <text:p text:style-name="P22">3C_reaction_time_tester<text:tab/><text:tab/><text:span text:style-name="T6">Recompiled</text:span></text:p>
      <text:p text:style-name="P23">3D_timer_PCI_interrupts<text:tab/><text:tab/><text:span text:style-name="T6">Recompiled</text:span></text:p>
      <text:p text:style-name="P24">3E_Keypress_logger<text:tab/><text:tab/><text:tab/><text:span text:style-name="T6">Recompiled</text:span></text:p>
      <text:p text:style-name="P25">3F_Prime_numbers<text:tab/><text:span text:style-name="T7"><text:tab/><text:tab/>Recompiled</text:span></text:p>
      <text:p text:style-name="P16">3G_Prime_numbers_plus</text:p>
      <text:p text:style-name="P6"><text:soft-page-break/></text:p>
      <text:p text:style-name="P6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08T12:14:11.865000000</dc:date>
    <meta:editing-duration>PT2H19M20S</meta:editing-duration>
    <meta:editing-cycles>25</meta:editing-cycles>
    <meta:document-statistic meta:table-count="0" meta:image-count="0" meta:object-count="0" meta:page-count="2" meta:paragraph-count="41" meta:word-count="124" meta:character-count="998" meta:non-whitespace-character-count="892"/>
  </office:meta>
</office:document-meta>
</file>